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Übung Grundlagen Terminal<text:line-break/></text:span></text:p>
      <text:p text:style-name="P2"><text:span text:style-name="T3">1. Starten Sie Ihr Terminal und wechseln in das Verzeichnis "/var/log". Was ist der schnellste Weg?<text:line-break/></text:span><text:span text:style-name="T4">cd /var/log</text:span><text:span text:style-name="T5"><text:line-break/><text:line-break/>2. Lassen Sie sich von diesem Standpunkt die folgenden Inhalte anzeigen:<text:line-break/><text:line-break/>/etc/X11<text:line-break/></text:span><text:span text:style-name="T6">ll /etc/X11<text:line-break/></text:span><text:span text:style-name="T7"><text:line-break/>/usr/share/doc<text:line-break/></text:span><text:span text:style-name="T8">ll /usr/share/doc</text:span><text:span text:style-name="T9"><text:line-break/><text:line-break/>/var/mail<text:line-break/></text:span><text:span text:style-name="T10">ll /var/mail<text:line-break/></text:span><text:span text:style-name="T11"><text:line-break/>3. Erstellen Sie mit nano die Datei datei.txt und füllen diese mit einem Text.</text:span></text:p>
      <text:p text:style-name="P2"><text:span text:style-name="T12">nano datei.txt (dann editieren, speichern mit STRG+S, beenden mit STRG+X)</text:span><text:span text:style-name="T13"><text:line-break/><text:line-break/>4. Ergänzen Sie diesen Text ohne die Datei zu öffnen<text:line-break/></text:span><text:span text:style-name="T14">echo 'bla blabla bla blablabla' &gt;&gt; datei.txt</text:span></text:p>
      <text:p text:style-name="P2"><text:span text:style-name="T15"><text:line-break/>5. Wie lässt sich der Text überschreiben ohne die Datei zu öffnen?</text:span></text:p>
      <text:p text:style-name="P2"><text:span text:style-name="T16">echo 'bla blabla bla blablabla' &gt; datei.txt</text:span><text:span text:style-name="T17"><text:line-break/><text:line-break/>6. Leiten Sie die history Ihres Terminals an less weiter</text:span></text:p>
      <text:p text:style-name="P2"><text:span text:style-name="T18">history | less<text:line-break/></text:span><text:span text:style-name="T19"><text:line-break/>7. Sie möchten die Ausgabe von ls -al aus dem Root-Verzeichnis in datei.txt speichern. Wie gehen Sie vor?</text:span></text:p>
      <text:p text:style-name="P2"><text:span text:style-name="T20">ls -al / &gt; datei.txt</text:span></text:p>
      <text:p text:style-name="P2"><text:span text:style-name="T21"><text:line-break/>8. Leiten Sie die history an datei.txt weiter <text:line-break/></text:span><text:span text:style-name="T22">history &gt; datei.txt</text:span></text:p>
      <text:p text:style-name="P2"><text:span text:style-name="T23"><text:line-break/>9. Finden Sie ein weitere Beispiele für eine Umleitung</text:span></text:p>
      <text:p text:style-name="P2"><text:span text:style-name="T23"><text:line-break/>sudo apt-get install fortunes espeak pv<text:line-break/></text:span></text:p>
      <text:p text:style-name="P2"><text:span text:style-name="T23">Am Ende der .bashrc einfügen:</text:span></text:p>
      <text:p text:style-name="P2"><text:span text:style-name="T24"/></text:p>
      <text:p text:style-name="P2"><text:span text:style-name="T25">fortune -s &gt; .fortune.txt</text:span></text:p>
      <text:p text:style-name="P2"><text:span text:style-name="T25">(espeak -a 75 -p 10 -s 150 -f .fortune.txt &amp;)</text:span></text:p>
      <text:p text:style-name="P2"><text:span text:style-name="T25">cat .fortune.txt | pv -qL 15</text:span></text:p>
      <text:p text:style-name="P2"><text:span text:style-name="T26"/></text:p>
      <text:p text:style-name="P2"><text:span text:style-name="T27">-&gt; Es wird beim Öffnen der Konsole eine "Weisheit" gesprochen und gleichzeitig "geschrieben". Die Klammern verhindern eine Ausgabe nach Erledigung des Befehls, das "&amp;" lässt den Prozess im Hintergrund ablaufe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